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567" officeooo:paragraph-rsid="001a3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71CSE0072</text:p>
      <text:p text:style-name="P1">Section 2</text:p>
      <text:p text:style-name="P1">Presidency University</text:p>
      <text:p text:style-name="P1">School of Engine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28:33.010203638</meta:creation-date>
    <dc:date>2020-01-28T11:30:57.886971048</dc:date>
    <meta:editing-duration>PT2M25S</meta:editing-duration>
    <meta:editing-cycles>1</meta:editing-cycles>
    <meta:document-statistic meta:table-count="0" meta:image-count="0" meta:object-count="0" meta:page-count="1" meta:paragraph-count="4" meta:word-count="8" meta:character-count="63" meta:non-whitespace-character-count="59"/>
    <meta:generator>LibreOffice/5.1.6.2$Linux_X86_64 LibreOffice_project/10m0$Build-2</meta:generator>
  </office:meta>
</office:document-meta>
</file>